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Source Sans Pro" svg:font-family="'Source Sans Pro', Helvetica, Arial, sans-serif"/>
    <style:font-face style:name="Verdana" svg:font-family="Verdana,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1cm" table:align="center" style:shadow="none"/>
    </style:style>
    <style:style style:name="Table1.A" style:family="table-column">
      <style:table-column-properties style:column-width="3.598cm"/>
    </style:style>
    <style:style style:name="Table1.B" style:family="table-column">
      <style:table-column-properties style:column-width="3.812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itstream Charter" fo:font-size="14pt" fo:font-weight="bold" officeooo:rsid="00000b0e" officeooo:paragraph-rsid="00000b0e" style:font-size-asian="14pt" style:font-weight-asian="bold" style:font-size-complex="14pt" style:font-weight-complex="bold"/>
    </style:style>
    <style:style style:name="P2" style:family="paragraph" style:parent-style-name="Standard">
      <style:text-properties style:font-name="Bitstream Charter" fo:font-size="12pt" style:text-underline-style="none" fo:font-weight="bold" officeooo:rsid="00000b0e" officeooo:paragraph-rsid="00000b0e" style:font-size-asian="12pt" style:font-weight-asian="bold" style:font-size-complex="12pt" style:font-weight-complex="bold"/>
    </style:style>
    <style:style style:name="P3" style:family="paragraph" style:parent-style-name="Standard">
      <style:text-properties style:font-name="Bitstream Charter" fo:font-size="12pt" style:text-underline-style="none" fo:font-weight="normal" officeooo:rsid="00000b0e" officeooo:paragraph-rsid="00000b0e" style:font-size-asian="12pt" style:font-weight-asian="normal" style:font-size-complex="12pt" style:font-weight-complex="normal"/>
    </style:style>
    <style:style style:name="P4" style:family="paragraph" style:parent-style-name="Standard">
      <style:text-properties style:font-name="Bitstream Charter" fo:font-size="12pt" style:text-underline-style="solid" style:text-underline-width="auto" style:text-underline-color="font-color" fo:font-weight="normal" officeooo:rsid="00000b0e" officeooo:paragraph-rsid="00000b0e" style:font-size-asian="12pt" style:font-weight-asian="normal" style:font-size-complex="12pt" style:font-weight-complex="normal"/>
    </style:style>
    <style:style style:name="P5" style:family="paragraph" style:parent-style-name="Standard">
      <style:text-properties style:font-name="Bitstream Charter" fo:font-size="12pt" style:text-underline-style="none" fo:font-weight="bold" officeooo:rsid="00025087" officeooo:paragraph-rsid="00025087" style:font-size-asian="12pt" style:font-weight-asian="bold" style:font-size-complex="12pt" style:font-weight-complex="bold"/>
    </style:style>
    <style:style style:name="P6" style:family="paragraph" style:parent-style-name="Standard">
      <style:text-properties style:font-name="Bitstream Charter" fo:font-size="12pt" style:text-underline-style="none" fo:font-weight="bold" officeooo:rsid="0005cc39" officeooo:paragraph-rsid="0005cc39" style:font-size-asian="12pt" style:font-weight-asian="bold" style:font-size-complex="12pt" style:font-weight-complex="bold"/>
    </style:style>
    <style:style style:name="P7" style:family="paragraph" style:parent-style-name="Standard">
      <style:text-properties style:font-name="Bitstream Charter" fo:font-size="12pt" style:text-underline-style="none" fo:font-weight="bold" officeooo:rsid="000b8487" officeooo:paragraph-rsid="000b8487" style:font-size-asian="12pt" style:font-weight-asian="bold" style:font-size-complex="12pt" style:font-weight-complex="bold"/>
    </style:style>
    <style:style style:name="P8" style:family="paragraph" style:parent-style-name="Standard">
      <style:text-properties style:font-name="Bitstream Charter" fo:font-size="12pt" style:text-underline-style="none" fo:font-weight="normal" officeooo:rsid="00025087" officeooo:paragraph-rsid="000336c5" style:font-size-asian="12pt" style:font-weight-asian="normal" style:font-size-complex="12pt" style:font-weight-complex="normal"/>
    </style:style>
    <style:style style:name="P9" style:family="paragraph" style:parent-style-name="Standard">
      <style:text-properties style:font-name="Bitstream Charter" fo:font-size="12pt" style:text-underline-style="none" fo:font-weight="normal" officeooo:rsid="00000b0e" officeooo:paragraph-rsid="00000b0e" style:font-size-asian="12pt" style:font-weight-asian="normal" style:font-size-complex="12pt" style:font-weight-complex="normal"/>
    </style:style>
    <style:style style:name="P10" style:family="paragraph" style:parent-style-name="Standard">
      <style:text-properties style:font-name="Bitstream Charter" fo:font-size="12pt" style:text-underline-style="none" fo:font-weight="normal" officeooo:rsid="000336c5" officeooo:paragraph-rsid="000336c5"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Bitstream Charter" fo:font-size="12pt" style:text-underline-style="none" fo:font-weight="normal" officeooo:rsid="000336c5" officeooo:paragraph-rsid="000336c5" style:font-size-asian="12pt" style:font-weight-asian="normal" style:font-size-complex="12pt" style:font-weight-complex="normal"/>
    </style:style>
    <style:style style:name="P12" style:family="paragraph" style:parent-style-name="Standard">
      <style:text-properties style:font-name="Bitstream Charter" fo:font-size="12pt" style:text-underline-style="none" fo:font-weight="normal" officeooo:rsid="000405d9" officeooo:paragraph-rsid="000405d9" style:font-size-asian="12pt" style:font-weight-asian="normal" style:font-size-complex="12pt" style:font-weight-complex="normal"/>
    </style:style>
    <style:style style:name="P13" style:family="paragraph" style:parent-style-name="Standard">
      <style:text-properties style:font-name="Bitstream Charter" fo:font-size="12pt" style:text-underline-style="none" fo:font-weight="normal" officeooo:rsid="0005cc39" officeooo:paragraph-rsid="0005cc39" style:font-size-asian="12pt" style:font-weight-asian="normal" style:font-size-complex="12pt" style:font-weight-complex="normal"/>
    </style:style>
    <style:style style:name="P14" style:family="paragraph" style:parent-style-name="Standard">
      <style:text-properties style:font-name="Bitstream Charter" fo:font-size="12pt" style:text-underline-style="none" fo:font-weight="normal" officeooo:rsid="0005cc39" officeooo:paragraph-rsid="00066aa7" style:font-size-asian="12pt" style:font-weight-asian="normal" style:font-size-complex="12pt" style:font-weight-complex="normal"/>
    </style:style>
    <style:style style:name="P15" style:family="paragraph" style:parent-style-name="Standard">
      <style:text-properties style:font-name="Bitstream Charter" fo:font-size="12pt" style:text-underline-style="none" fo:font-weight="normal" officeooo:rsid="0005cc39" officeooo:paragraph-rsid="000b8487" style:font-size-asian="12pt" style:font-weight-asian="normal" style:font-size-complex="12pt" style:font-weight-complex="normal"/>
    </style:style>
    <style:style style:name="P16" style:family="paragraph" style:parent-style-name="Standard">
      <style:text-properties style:font-name="Bitstream Charter" fo:font-size="12pt" style:text-underline-style="none" fo:font-weight="normal" officeooo:rsid="00066aa7" officeooo:paragraph-rsid="00066aa7" style:font-size-asian="12pt" style:font-weight-asian="normal" style:font-size-complex="12pt" style:font-weight-complex="normal"/>
    </style:style>
    <style:style style:name="P17" style:family="paragraph" style:parent-style-name="Standard">
      <style:text-properties style:font-name="Bitstream Charter" fo:font-size="12pt" style:text-underline-style="none" fo:font-weight="normal" officeooo:rsid="0006d1a1" officeooo:paragraph-rsid="0006d1a1" style:font-size-asian="12pt" style:font-weight-asian="normal" style:font-size-complex="12pt" style:font-weight-complex="normal"/>
    </style:style>
    <style:style style:name="P18" style:family="paragraph" style:parent-style-name="Standard">
      <style:text-properties style:font-name="Bitstream Charter" fo:font-size="12pt" style:text-underline-style="none" fo:font-weight="normal" officeooo:rsid="0007f98f" officeooo:paragraph-rsid="00000b0e" style:font-size-asian="12pt" style:font-weight-asian="normal" style:font-size-complex="12pt" style:font-weight-complex="normal"/>
    </style:style>
    <style:style style:name="P19" style:family="paragraph" style:parent-style-name="Standard">
      <style:text-properties style:font-name="Bitstream Charter" fo:font-size="12pt" style:text-underline-style="none" fo:font-weight="normal" officeooo:rsid="0008fa74" officeooo:paragraph-rsid="0009d94f" style:font-size-asian="12pt" style:font-weight-asian="normal" style:font-size-complex="12pt" style:font-weight-complex="normal"/>
    </style:style>
    <style:style style:name="P20" style:family="paragraph" style:parent-style-name="Standard">
      <style:text-properties style:font-name="Bitstream Charter" fo:font-size="12pt" style:text-underline-style="none" fo:font-weight="normal" officeooo:rsid="000b8487" officeooo:paragraph-rsid="00000b0e" style:font-size-asian="12pt" style:font-weight-asian="normal" style:font-size-complex="12pt" style:font-weight-complex="normal"/>
    </style:style>
    <style:style style:name="P21" style:family="paragraph" style:parent-style-name="Standard">
      <style:text-properties style:font-name="Bitstream Charter" fo:font-size="12pt" style:text-underline-style="none" fo:font-weight="normal" officeooo:rsid="000b8487" officeooo:paragraph-rsid="000b8487" style:font-size-asian="12pt" style:font-weight-asian="normal" style:font-size-complex="12pt" style:font-weight-complex="normal"/>
    </style:style>
    <style:style style:name="P22" style:family="paragraph" style:parent-style-name="Standard">
      <style:text-properties officeooo:paragraph-rsid="0006d1a1"/>
    </style:style>
    <style:style style:name="P23" style:family="paragraph" style:parent-style-name="Standard">
      <style:text-properties officeooo:paragraph-rsid="0008fa74"/>
    </style:style>
    <style:style style:name="P24" style:family="paragraph" style:parent-style-name="Standard">
      <style:text-properties style:font-name="Bitstream Charter" fo:font-size="12pt" style:text-underline-style="none" fo:font-weight="bold" officeooo:rsid="0008fa74" officeooo:paragraph-rsid="0008fa74" style:font-size-asian="12pt" style:font-weight-asian="bold" style:font-size-complex="12pt" style:font-weight-complex="bold"/>
    </style:style>
    <style:style style:name="P25" style:family="paragraph" style:parent-style-name="Standard">
      <style:text-properties style:font-name="Bitstream Charter" fo:font-size="12pt" style:text-underline-style="none" fo:font-weight="normal" officeooo:rsid="00006b79" officeooo:paragraph-rsid="00006b79" style:font-size-asian="12pt" style:font-weight-asian="normal" style:font-size-complex="12pt" style:font-weight-complex="normal"/>
    </style:style>
    <style:style style:name="P26" style:family="paragraph" style:parent-style-name="Standard">
      <style:text-properties style:font-name="Bitstream Charter" officeooo:paragraph-rsid="0007f98f"/>
    </style:style>
    <style:style style:name="P27" style:family="paragraph" style:parent-style-name="Standard">
      <style:text-properties style:font-name="Bitstream Charter" officeooo:paragraph-rsid="0008fa74"/>
    </style:style>
    <style:style style:name="P28" style:family="paragraph" style:parent-style-name="Standard">
      <style:text-properties style:font-name="Bitstream Charter" officeooo:paragraph-rsid="0009d94f"/>
    </style:style>
    <style:style style:name="P29" style:family="paragraph" style:parent-style-name="Standard">
      <style:text-properties style:font-name="Bitstream Charter" officeooo:paragraph-rsid="000b8487"/>
    </style:style>
    <style:style style:name="P30" style:family="paragraph" style:parent-style-name="Standard" style:list-style-name="L2">
      <style:text-properties officeooo:paragraph-rsid="000b8487"/>
    </style:style>
    <style:style style:name="P31" style:family="paragraph" style:parent-style-name="Standard" style:list-style-name="L3">
      <style:text-properties officeooo:paragraph-rsid="000b8487"/>
    </style:style>
    <style:style style:name="P32" style:family="paragraph" style:parent-style-name="Standard" style:list-style-name="L4">
      <style:text-properties officeooo:paragraph-rsid="000b8487"/>
    </style:style>
    <style:style style:name="P33" style:family="paragraph" style:parent-style-name="Standard" style:list-style-name="L3">
      <style:text-properties officeooo:rsid="000c4745" officeooo:paragraph-rsid="000c4745"/>
    </style:style>
    <style:style style:name="P34" style:family="paragraph" style:parent-style-name="Standard" style:list-style-name="L2">
      <style:text-properties officeooo:rsid="000c4745" officeooo:paragraph-rsid="000c4745"/>
    </style:style>
    <style:style style:name="P35" style:family="paragraph" style:parent-style-name="Standard" style:list-style-name="L4">
      <style:text-properties officeooo:rsid="000c4745" officeooo:paragraph-rsid="000c4745"/>
    </style:style>
    <style:style style:name="P36" style:family="paragraph" style:parent-style-name="Standard">
      <style:text-properties officeooo:paragraph-rsid="000c4745"/>
    </style:style>
    <style:style style:name="P37" style:family="paragraph" style:parent-style-name="Table_20_Contents">
      <style:text-properties style:font-name="Bitstream Charter" fo:font-size="12pt" officeooo:rsid="0005cc39" officeooo:paragraph-rsid="0005cc39" style:font-size-asian="12pt" style:font-size-complex="12pt"/>
    </style:style>
    <style:style style:name="P38" style:family="paragraph" style:parent-style-name="Table_20_Contents">
      <style:text-properties style:font-name="Bitstream Charter" fo:font-size="12pt" fo:font-weight="bold" officeooo:rsid="000336c5" officeooo:paragraph-rsid="000336c5" style:font-size-asian="12pt" style:font-weight-asian="bold" style:font-size-complex="12pt" style:font-weight-complex="bold"/>
    </style:style>
    <style:style style:name="P39" style:family="paragraph" style:parent-style-name="Table_20_Contents">
      <style:text-properties style:font-name="Bitstream Charter" fo:font-size="12pt" fo:font-weight="bold" officeooo:rsid="0005cc39" officeooo:paragraph-rsid="0005cc39" style:font-size-asian="12pt" style:font-weight-asian="bold" style:font-size-complex="12pt" style:font-weight-complex="bold"/>
    </style:style>
    <style:style style:name="P40" style:family="paragraph" style:parent-style-name="Table_20_Contents">
      <style:text-properties fo:font-variant="normal" fo:text-transform="none" fo:color="#000000" style:font-name="Bitstream Charter" fo:font-size="12pt" fo:letter-spacing="normal" fo:font-style="normal" fo:font-weight="normal" style:font-size-asian="12pt" style:font-size-complex="12pt"/>
    </style:style>
    <style:style style:name="P41" style:family="paragraph" style:parent-style-name="Table_20_Contents">
      <style:text-properties fo:color="#000000" style:font-name="Bitstream Charter" fo:font-size="12pt" style:font-size-asian="12pt" style:font-size-complex="12pt"/>
    </style:style>
    <style:style style:name="P42" style:family="paragraph" style:parent-style-name="Table_20_Contents">
      <style:text-properties fo:color="#000000" style:font-name="Bitstream Charter" fo:font-size="12pt" fo:font-style="italic" officeooo:rsid="000336c5" officeooo:paragraph-rsid="000336c5"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officeooo:rsid="0009b5d7" style:font-style-asian="italic" style:font-style-complex="italic"/>
    </style:style>
    <style:style style:name="T3" style:family="text">
      <style:text-properties fo:font-style="italic" officeooo:rsid="0009d94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7f98f" style:font-style-asian="normal" style:font-style-complex="normal"/>
    </style:style>
    <style:style style:name="T6" style:family="text">
      <style:text-properties fo:font-style="normal" officeooo:rsid="0008fa74" style:font-style-asian="normal" style:font-style-complex="normal"/>
    </style:style>
    <style:style style:name="T7" style:family="text">
      <style:text-properties fo:font-style="normal" officeooo:rsid="0009d94f" style:font-style-asian="normal" style:font-style-complex="normal"/>
    </style:style>
    <style:style style:name="T8" style:family="text">
      <style:text-properties fo:font-style="normal" officeooo:rsid="000aa029" style:font-style-asian="normal" style:font-style-complex="normal"/>
    </style:style>
    <style:style style:name="T9" style:family="text">
      <style:text-properties fo:font-style="normal" officeooo:rsid="000b8487" style:font-style-asian="normal" style:font-style-complex="normal"/>
    </style:style>
    <style:style style:name="T10" style:family="text">
      <style:text-properties officeooo:rsid="0002781d"/>
    </style:style>
    <style:style style:name="T11" style:family="text">
      <style:text-properties officeooo:rsid="00066aa7"/>
    </style:style>
    <style:style style:name="T12" style:family="text">
      <style:text-properties officeooo:rsid="00000b0e"/>
    </style:style>
    <style:style style:name="T13" style:family="text">
      <style:text-properties officeooo:rsid="0006d1a1"/>
    </style:style>
    <style:style style:name="T14" style:family="text">
      <style:text-properties officeooo:rsid="0007b54f"/>
    </style:style>
    <style:style style:name="T15" style:family="text">
      <style:text-properties style:font-name="Bitstream Charter" fo:font-size="12pt" style:text-underline-style="none" fo:font-weight="normal" style:font-size-asian="12pt" style:font-weight-asian="normal" style:font-size-complex="12pt" style:font-weight-complex="normal"/>
    </style:style>
    <style:style style:name="T16" style:family="text">
      <style:text-properties style:font-name="Bitstream Charter" fo:font-size="12pt" style:text-underline-style="none" fo:font-weight="normal" officeooo:rsid="000b8487" style:font-size-asian="12pt" style:font-weight-asian="normal" style:font-size-complex="12pt" style:font-weight-complex="normal"/>
    </style:style>
    <style:style style:name="T17" style:family="text">
      <style:text-properties style:font-name="Bitstream Charter" fo:font-size="12pt" style:text-underline-style="none" fo:font-weight="normal" officeooo:rsid="000c4745" style:font-size-asian="12pt" style:font-weight-asian="normal" style:font-size-complex="12pt" style:font-weight-complex="normal"/>
    </style:style>
    <style:style style:name="T18" style:family="text">
      <style:text-properties style:font-name="Bitstream Charter" fo:font-style="normal" style:font-style-asian="normal" style:font-style-complex="normal"/>
    </style:style>
    <style:style style:name="T19" style:family="text">
      <style:text-properties style:font-name="Bitstream Charter" fo:font-style="normal" officeooo:rsid="0007f98f" style:font-style-asian="normal" style:font-style-complex="normal"/>
    </style:style>
    <style:style style:name="T20" style:family="text">
      <style:text-properties style:font-name="Bitstream Charter" fo:font-style="normal" officeooo:rsid="0008fa74" style:font-style-asian="normal" style:font-style-complex="normal"/>
    </style:style>
    <style:style style:name="T21" style:family="text">
      <style:text-properties fo:font-size="12pt" fo:font-style="normal" style:text-underline-style="none" fo:font-weight="normal" officeooo:rsid="0007f98f" style:font-size-asian="12pt" style:font-style-asian="normal" style:font-weight-asian="normal" style:font-size-complex="12pt" style:font-style-complex="normal" style:font-weight-complex="normal"/>
    </style:style>
    <style:style style:name="T22" style:family="text">
      <style:text-properties officeooo:rsid="0009b5d7"/>
    </style:style>
    <style:style style:name="T23" style:family="text">
      <style:text-properties fo:font-variant="normal" fo:text-transform="none" fo:color="#000000" fo:language="en" fo:country="US" fo:font-style="normal" fo:font-weight="normal" style:font-style-asian="normal" style:font-style-complex="normal"/>
    </style:style>
    <style:style style:name="T24" style:family="text">
      <style:text-properties fo:font-variant="normal" fo:text-transform="none" fo:color="#000000" fo:language="en" fo:country="US" fo:font-style="normal" fo:font-weight="normal" officeooo:rsid="0009d94f" style:font-style-asian="normal" style:font-style-complex="normal"/>
    </style:style>
    <style:style style:name="T25" style:family="text">
      <style:text-properties fo:font-variant="normal" fo:text-transform="none" fo:color="#000000" fo:language="en" fo:country="US" fo:font-style="normal" fo:font-weight="normal" officeooo:rsid="000b8487" style:font-style-asian="normal" style:font-style-complex="normal"/>
    </style:style>
    <style:style style:name="T26" style:family="text">
      <style:text-properties fo:font-variant="normal" fo:text-transform="none" fo:color="#000000" fo:language="en" fo:country="US" fo:font-style="normal" fo:font-weight="normal" officeooo:rsid="000c4745" style:font-style-asian="normal" style:font-style-complex="normal"/>
    </style:style>
    <style:style style:name="T27" style:family="text">
      <style:text-properties fo:font-variant="normal" fo:text-transform="none" fo:color="#000000" style:font-name="Bitstream Charter" fo:language="en" fo:country="US" fo:font-style="normal" fo:font-weight="normal" officeooo:rsid="000c4745" style:font-style-asian="normal" style:font-style-complex="normal"/>
    </style:style>
    <style:style style:name="T28" style:family="text">
      <style:text-properties fo:color="#000000" fo:font-style="normal" officeooo:rsid="0009d94f" style:font-style-asian="normal" style:font-style-complex="normal"/>
    </style:style>
    <style:style style:name="T29" style:family="text">
      <style:text-properties style:text-position="super 58%" style:font-name="Bitstream Charter" fo:font-size="12pt" style:text-underline-style="none" fo:font-weight="normal" style:font-size-asian="12pt" style:font-weight-asian="normal" style:font-size-complex="12pt" style:font-weight-complex="normal"/>
    </style:style>
    <style:style style:name="T30" style:family="text">
      <style:text-properties style:text-position="0% 1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44cm" fo:min-width="8.38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Review</text:p>
      <text:p text:style-name="P1"/>
      <text:p text:style-name="P2">Introduction</text:p>
      <text:p text:style-name="P4"/>
      <text:p text:style-name="P3">This literature review aims to provide an overview of past research related to my project. The main area of focus will be Correlation Matrix Memories and I will be considering the various encoding methods for CMMs which have been researched in the past. The second area of focus will be Self Organizing Maps. Finally I will be presenting an overview of existing research into the interaction between these two data structures.</text:p>
      <text:p text:style-name="P3"/>
      <text:p text:style-name="P3"/>
      <text:p text:style-name="P5">Associative Memories</text:p>
      <text:p text:style-name="P8">Storing information is one of the vital functions of a computer. <text:span text:style-name="T10">Typically computer memories are associative memories, meaning that every stored datum consists of both a key and a value, where the value can be retrieved using only the key.</text:span></text:p>
      <text:p text:style-name="P8"/>
      <text:p text:style-name="P10">Implementations of associative memories can exist on various levels. At the lowest level is the idea of a logical address space, which the vast majority of computer architectures are based on. The idea is that the memory space is separated into many cells capable of holding a single numerical value. Each cell also has a ‘address’ which is usually its index within the memory space. </text:p>
      <text:p text:style-name="P11"/>
      <table:table table:name="Table1" table:style-name="Table1">
        <table:table-column table:style-name="Table1.A"/>
        <table:table-column table:style-name="Table1.B"/>
        <table:table-row>
          <table:table-cell table:style-name="Table1.A1" office:value-type="string">
            <text:p text:style-name="P38">Memory Address</text:p>
          </table:table-cell>
          <table:table-cell table:style-name="Table1.B1" office:value-type="string">
            <text:p text:style-name="P38">Contents</text:p>
          </table:table-cell>
        </table:table-row>
        <table:table-row>
          <table:table-cell table:style-name="Table1.A2" office:value-type="string">
            <text:p text:style-name="P42">0x00</text:p>
          </table:table-cell>
          <table:table-cell table:style-name="Table1.B2" office:value-type="string">
            <text:p text:style-name="P41">01101000</text:p>
          </table:table-cell>
        </table:table-row>
        <table:table-row>
          <table:table-cell table:style-name="Table1.A5" office:value-type="string">
            <text:p text:style-name="P42">0x01</text:p>
          </table:table-cell>
          <table:table-cell table:style-name="Table1.B3" office:value-type="string">
            <text:p text:style-name="P40">01100101</text:p>
          </table:table-cell>
        </table:table-row>
        <table:table-row>
          <table:table-cell table:style-name="Table1.A5" office:value-type="string">
            <text:p text:style-name="P42">0x02</text:p>
          </table:table-cell>
          <table:table-cell table:style-name="Table1.B4" office:value-type="string">
            <text:p text:style-name="P41"><text:line-break/>01101100<text:line-break/></text:p>
          </table:table-cell>
        </table:table-row>
        <table:table-row>
          <table:table-cell table:style-name="Table1.A5" office:value-type="string">
            <text:p text:style-name="P42">0x03</text:p>
          </table:table-cell>
          <table:table-cell table:style-name="Table1.B5" office:value-type="string">
            <text:p text:style-name="P41"><text:line-break/>01101100<text:line-break/></text:p>
          </table:table-cell>
        </table:table-row>
        <table:table-row>
          <table:table-cell table:style-name="Table1.A6" office:value-type="string">
            <text:p text:style-name="P42">0x04</text:p>
          </table:table-cell>
          <table:table-cell table:style-name="Table1.B6" office:value-type="string">
            <text:p text:style-name="P41">01101111<text:line-break/></text:p>
          </table:table-cell>
        </table:table-row>
      </table:table>
      <text:p text:style-name="P10"/>
      <text:p text:style-name="P10"/>
      <text:p text:style-name="P12">However this simple model suffers from the fact that each cell may only hold one value. Real world data tends to consist of various fields with different values, and we tend to want to perform storage and recall on the entire record rather than individual fields.</text:p>
      <text:p text:style-name="P12"/>
      <text:p text:style-name="P12">So higher level data structures tend to be implemented on top of a logical address space. One such example is an SQL database, which in essence is just a set of tables consisting of rows and columns. Each row represents one item of data to be stored, and each column is one attribute. Most of the time every row is also given a numerical key by which it is indexed and can be retrieved. </text:p>
      <text:p text:style-name="P12"/>
      <text:p text:style-name="P12"/>
      <text:p text:style-name="P12"/>
      <table:table table:name="Table2" table:style-name="Table2">
        <table:table-column table:style-name="Table2.A" table:number-columns-repeated="3"/>
        <text:soft-page-break/>
        <table:table-row>
          <table:table-cell table:style-name="Table2.A1" office:value-type="string">
            <text:p text:style-name="P39">Primary Key</text:p>
          </table:table-cell>
          <table:table-cell table:style-name="Table2.A1" office:value-type="string">
            <text:p text:style-name="P39">Name</text:p>
          </table:table-cell>
          <table:table-cell table:style-name="Table2.C1" office:value-type="string">
            <text:p text:style-name="P39">Age</text:p>
          </table:table-cell>
        </table:table-row>
        <table:table-row>
          <table:table-cell table:style-name="Table2.A2" office:value-type="string">
            <text:p text:style-name="P37">1</text:p>
          </table:table-cell>
          <table:table-cell table:style-name="Table2.A2" office:value-type="string">
            <text:p text:style-name="P37">Alice</text:p>
          </table:table-cell>
          <table:table-cell table:style-name="Table2.C2" office:value-type="string">
            <text:p text:style-name="P37">24</text:p>
          </table:table-cell>
        </table:table-row>
        <table:table-row>
          <table:table-cell table:style-name="Table2.A2" office:value-type="string">
            <text:p text:style-name="P37">2</text:p>
          </table:table-cell>
          <table:table-cell table:style-name="Table2.A2" office:value-type="string">
            <text:p text:style-name="P37">Bob</text:p>
          </table:table-cell>
          <table:table-cell table:style-name="Table2.C2" office:value-type="string">
            <text:p text:style-name="P37">17</text:p>
          </table:table-cell>
        </table:table-row>
        <table:table-row>
          <table:table-cell table:style-name="Table2.A2" office:value-type="string">
            <text:p text:style-name="P37">3</text:p>
          </table:table-cell>
          <table:table-cell table:style-name="Table2.A2" office:value-type="string">
            <text:p text:style-name="P37">Charlie</text:p>
          </table:table-cell>
          <table:table-cell table:style-name="Table2.C2" office:value-type="string">
            <text:p text:style-name="P37">42</text:p>
          </table:table-cell>
        </table:table-row>
      </table:table>
      <text:p text:style-name="P12"/>
      <text:p text:style-name="P13">This type of associative memory can be constructed on top of a simple logical address space, and handles grouped data much more effectively. </text:p>
      <text:p text:style-name="P13"/>
      <text:p text:style-name="P13">However, one downside of database-style memories is that their size grows in proportion to the number of rows in the database. <text:span text:style-name="T11">Large databases can be hundreds of gigabytes in size. </text:span>In addition <text:span text:style-name="T11">search and lookup</text:span> operations can become slower as more rows are added.</text:p>
      <text:p text:style-name="P13"/>
      <text:p text:style-name="P6">Correlation Matrix Memories</text:p>
      <text:p text:style-name="P14">A Correlation Matrix Memory (henceforth CMM) is another type of high level associative memory which <text:span text:style-name="T12">was first proposed by Teuvo Kohonen in 1972 [1]. This data structure has two main advantages over a database-style associative memory. Firstly, a CMM has a fixed size which does not grow as more data items are added. Secondly, it allows for fuzzy key lookup, meaning that an incomplete or noisy key may be supplied and the corresponding value may still be retrieved.</text:span></text:p>
      <text:p text:style-name="P14"/>
      <text:p text:style-name="P16">However these strengths are also weaknesses. The fixed size means that as items are added to the CMM it becomes increasingly <text:span text:style-name="T1">saturated</text:span><text:span text:style-name="T4"> meaning that recall is increasingly less accurate.</text:span></text:p>
      <text:p text:style-name="P14"/>
      <text:p text:style-name="P15"><text:span text:style-name="T13">In Kohonen’s seminal paper he was able to present a mathematical model of exactly how quickly saturation would occur as more and more items were inserted, and thus what the corresponding recall error would look like. Since their conception CMMs have been applied to various problems including the development of a novel search engine [2], spell-checking [3] and the monitoring of high-volume sensor data [4]. Much research has also gone into improving their performance and capacity for generalisation [5].</text:span></text:p>
      <text:p text:style-name="P14"/>
      <text:p text:style-name="P17">A CMM uses <text:span text:style-name="T14">mathematical operations on matrices in order to store data.</text:span> When a key/value pair is presented to it, both the key and value are first converted into <text:span text:style-name="T22">numerical </text:span>vectors. <text:span text:style-name="T14">These vectors are then multiplied to create a matrix. The sum of all such matrices form the CMM as a whole.</text:span></text:p>
      <text:p text:style-name="P17"/>
      <text:p text:style-name="P17"><draw:custom-shape text:anchor-type="paragraph" draw:z-index="0" draw:name="Shape1" draw:style-name="gr1" svg:width="8.388cm" svg:height="1.244cm" svg:x="4.623cm" svg:y="0.33cm"><text:p>Diagram of CMM key/value insertion here</text:p><draw:enhanced-geometry svg:viewBox="0 0 21600 21600" draw:type="rectangle" draw:enhanced-path="M 0 0 L 21600 0 21600 21600 0 21600 0 0 Z N"/></draw:custom-shape></text:p>
      <text:p text:style-name="P17"/>
      <text:p text:style-name="P22"/>
      <text:p text:style-name="P17"/>
      <text:p text:style-name="P19">The <text:span text:style-name="T22">encoding</text:span> of the key and value into vectors is a problem of vital importance, <text:span text:style-name="T22">and is my project’s focus. A good encoding seeks to maximize the recall accuracy of the CMM and must have several properties. Firstly it must not be lossy: The original record needs to be able to be encoded and then decoded back into its original form without loss of information. Secondly, a suitable encoding must generate vectors which have a fixed magnitude (and thus lie on the surface of a hypersphere). Thirdly, there should be minimal overlap in the encodings, meaning that ideally no two records should have the same encoding.</text:span></text:p>
      <text:p text:style-name="P19"/>
      <text:p text:style-name="P19"><text:soft-page-break/><text:span text:style-name="T22">Various encoding schemes exist which meet these criteria. One such encoding scheme which was found to be fairly effective was researched by Stephen Hobson and Jim Austin [6] and makes use of </text:span><text:span text:style-name="T2">Baum codes </text:span><text:span text:style-name="T3">[7]. </text:span><text:span text:style-name="T8">Baum codes are binary codes which have a fixed length and number of bits. The length of the encoding is split into several groups of bits in which </text:span><text:span text:style-name="T9">only one bit in each group is set. The lengths of each group of bits are co-prime meaning that duplicate codes cannot exist. This turns out to be a good encoding for use in a CMM since the fixed number of bits in the code allows a fixed size vector to be constructed. <text:s/>In addition, when encoding a complex record each field within the record can be represented by one group of bits within the code.</text:span></text:p>
      <text:p text:style-name="P19"><draw:custom-shape text:anchor-type="paragraph" draw:z-index="1" draw:name="Shape1" draw:style-name="gr1" svg:width="8.388cm" svg:height="1.244cm" svg:x="4.623cm" svg:y="0.256cm"><text:p>Diagram of Baum code construction here</text:p><draw:enhanced-geometry svg:viewBox="0 0 21600 21600" draw:type="rectangle" draw:enhanced-path="M 0 0 L 21600 0 21600 21600 0 21600 0 0 Z N"/></draw:custom-shape><text:span text:style-name="T9"/></text:p>
      <text:p text:style-name="P19"><text:span text:style-name="T9"/></text:p>
      <text:p text:style-name="P3"/>
      <text:p text:style-name="P20"/>
      <text:p text:style-name="P21">The aim of my project is to develop a similar encoding scheme that makes use of Self-Organizing Maps.</text:p>
      <text:p text:style-name="P21"/>
      <text:p text:style-name="P7">Neural Networks</text:p>
      <text:list xml:id="list1231229670547951273" text:style-name="L3">
        <text:list-item>
          <text:p text:style-name="P31"><text:span text:style-name="T16">Basic overview of neural networks and description of their pros/cons/uses.</text:span></text:p>
        </text:list-item>
        <text:list-item>
          <text:p text:style-name="P33"><text:span text:style-name="T16">O</text:span><text:span text:style-name="T15">verview of self-organizing networks leading into SOM description</text:span></text:p>
        </text:list-item>
      </text:list>
      <text:p text:style-name="P21"/>
      <text:p text:style-name="P7">Self Organizing Maps</text:p>
      <text:list xml:id="list8898335189866498193" text:style-name="L2">
        <text:list-item>
          <text:p text:style-name="P30"><text:span text:style-name="T16">Description/</text:span><text:span text:style-name="T17">diagrams</text:span><text:span text:style-name="T16"> of SOMs with reference to Kohonen’s book [8]</text:span></text:p>
        </text:list-item>
        <text:list-item>
          <text:p text:style-name="P30"><text:span text:style-name="T16">Example applications of SOMs</text:span></text:p>
        </text:list-item>
        <text:list-item>
          <text:p text:style-name="P34"><text:span text:style-name="T16">E</text:span><text:span text:style-name="T15">xplanation of why a SOM based encoding scheme could be useful</text:span></text:p>
        </text:list-item>
      </text:list>
      <text:p text:style-name="P18"/>
      <text:p text:style-name="P18"/>
      <text:p text:style-name="P7">SOM based CMM encodings</text:p>
      <text:list xml:id="list8177791350837305573" text:style-name="L4">
        <text:list-item>
          <text:p text:style-name="P32"><text:span text:style-name="T16">Looking specifically at papers which address using SOMs to generate encodings for CMMs</text:span></text:p>
        </text:list-item>
        <text:list-item>
          <text:p text:style-name="P35"><text:span text:style-name="T16">R</text:span><text:span text:style-name="T15">eference Sun Park’s 3</text:span><text:span text:style-name="T29">rd</text:span><text:span text:style-name="T15"> year project [9]</text:span></text:p>
        </text:list-item>
        <text:list-item>
          <text:p text:style-name="P35"><text:span text:style-name="T15">Maybe others?</text:span></text:p>
        </text:list-item>
      </text:list>
      <text:p text:style-name="P7"/>
      <text:p text:style-name="P3"/>
      <text:p text:style-name="P24">References</text:p>
      <text:p text:style-name="P25">[1] Teuvo Kohonen, “<text:span text:style-name="T4">Correlation Matrix Memories</text:span>” <text:span text:style-name="T1">IEEE Transactions on Computers, </text:span><text:span text:style-name="T4">vol. c-21, no. 4, April 1972.</text:span></text:p>
      <text:p text:style-name="P26"><text:span text:style-name="T21">[2] J. Austin, K. Lees, “</text:span><text:span text:style-name="T4">A search engine based on neural correlation matrix memories”, </text:span><text:span text:style-name="T1">Neurocomputing,</text:span><text:span text:style-name="T4"> </text:span><text:span text:style-name="T5">vol. </text:span><text:span text:style-name="T4">35 (2000), </text:span><text:span text:style-name="T5">pp.</text:span><text:span text:style-name="T4"> 55-72, </text:span><text:span text:style-name="T5">Elsevier, April 2000.</text:span></text:p>
      <text:p text:style-name="P23"><text:span text:style-name="T19">[3] Victoria J. Hodge, Jim Austin, “</text:span><text:span text:style-name="T18">A Novel Binary Spell Checker</text:span><text:span text:style-name="T19">”, </text:span><text:span text:style-name="T20">2001. [Online]. Available: </text:span><text:a xlink:type="simple" xlink:href="https://link.springer.com/content/pdf/10.1007/3-540-44668-0_167.pdf" text:style-name="Internet_20_link" text:visited-style-name="Visited_20_Internet_20_Link"><text:span text:style-name="T20">https://link.springer.com/content/pdf/10.1007/3-540-44668-0_167.pdf</text:span></text:a><text:span text:style-name="T20">. [Accessed: 26- Nov- 2017]</text:span></text:p>
      <text:p text:style-name="P23"><text:span text:style-name="T19">[4] </text:span><text:span text:style-name="T20">Jim Austin, Grant Brewer, Tom Jackson, Victoria J. Hodge “</text:span><text:span text:style-name="T18">AURA-Alert: The use of Binary Associative Memories for Condition Monitoring Applications</text:span><text:span text:style-name="T19">”. </text:span><text:span text:style-name="T20">[Online]. Available: </text:span><text:a xlink:type="simple" xlink:href="https://www.researchgate.net/profile/Victoria_Hodge/publication/228522738_AURA-Alert_The_use_of_Binary_Associative_Memories_for_Condition_Monitoring_Applications/links/0912f50990a2710451000000/AURA-Alert-The-use-of-Binary-Associative-Memories-for-Condition-Monitoring-Applications.pdf" text:style-name="Internet_20_link" text:visited-style-name="Visited_20_Internet_20_Link"><text:span text:style-name="T20">https://www.researchgate.net/profile/Victoria_Hodge/publication/228522738_AURA-Alert_The_use_of_Binary_Associative_Memories_for_Condition_Monitoring_Applications/links/0912f50990a2710451000000/AURA-Alert-The-use-of-Binary-Associative-Memories-for-Condition-Monitoring-Applications.pdf</text:span></text:a><text:span text:style-name="T20">. [Accessed: 26- Nov- 2017].</text:span></text:p>
      <text:p text:style-name="P27"><text:span text:style-name="T6">[5] Stephen Hobson, “</text:span><text:span text:style-name="T4">Correlation Matrix Memories: Improving Performance for Capacity and Generalisation</text:span><text:span text:style-name="T6">” September 2011. [Online]. Available: </text:span><text:soft-page-break/><text:a xlink:type="simple" xlink:href="https://pdfs.semanticscholar.org/1dc8/04171b5f65baee8148597ff0a55bf19813e7.pdf" text:style-name="Internet_20_link" text:visited-style-name="Visited_20_Internet_20_Link"><text:span text:style-name="T6">https://pdfs.semanticscholar.org/1dc8/04171b5f65baee8148597ff0a55bf19813e7.pdf</text:span></text:a><text:span text:style-name="T6">. [Accessed: 26- Nov- 2017]</text:span></text:p>
      <text:p text:style-name="P28"><text:span text:style-name="T6">[</text:span><text:span text:style-name="T7">6] Stephen Hobson, Jim Austin </text:span><text:span text:style-name="T28">“</text:span><text:span text:style-name="T23">Improved Storage Capacity in Correlation Matrix Memories Storing Fixed Weight Codes</text:span><text:span text:style-name="T24">” Artificial Neural Networks - ICANN 2009, pp. 728-736.</text:span></text:p>
      <text:p text:style-name="P28"><text:span text:style-name="T24">[7] E. B. Baum, J. Moody, F. Wilczek, “I</text:span><text:span text:style-name="T23">nternal Representations for Associative Memory” </text:span><text:span text:style-name="T24">in Biological Cybernetics, Volume 59, Issue 4-5, pp. 217-228, September 1988.</text:span></text:p>
      <text:p text:style-name="P29"><text:span text:style-name="T24">[</text:span><text:span text:style-name="T25">8] </text:span><text:span text:style-name="T23">T. Kohonen, “The self-organizing map”, Proc. IEEE 78(9), September 1990.</text:span></text:p>
      <text:p text:style-name="P36"><text:span text:style-name="T27">[9] Sung Woo Park, “Implementation of Kohonen Self-Organising Feature Map Using AURA Systems</text:span><text:span text:style-name="T23">”, </text:span><text:span text:style-name="T26">March 2004. [Online]. Available: </text:span><text:a xlink:type="simple" xlink:href="https://www.cs.york.ac.uk/library/proj_files/2004/3rdyr/swp101/swp101_project.pdf" text:style-name="Internet_20_link" text:visited-style-name="Visited_20_Internet_20_Link">https://www.cs.york.ac.uk/library/proj_files/2004/3rdyr/swp101/swp101_project.pdf</text:a><text:span text:style-name="T26">. [Accessed: 26- Nov-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Source Sans Pro" svg:font-family="'Source Sans Pro', Helvetica, Arial, sans-serif"/>
    <style:font-face style:name="Verdana" svg:font-family="Verdana,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1:58:08.885170467</meta:creation-date>
    <dc:date>2017-11-27T04:55:37.147284135</dc:date>
    <meta:editing-duration>PT18M32S</meta:editing-duration>
    <meta:editing-cycles>3</meta:editing-cycles>
    <meta:generator>LibreOffice/5.1.6.2$Linux_X86_64 LibreOffice_project/10m0$Build-2</meta:generator>
    <meta:document-statistic meta:table-count="2" meta:image-count="0" meta:object-count="0" meta:page-count="4" meta:paragraph-count="63" meta:word-count="1168" meta:character-count="7561" meta:non-whitespace-character-count="6455"/>
  </office:meta>
</office:document-meta>
</file>